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7" style:family="paragraph" style:parent-style-name="Standard">
      <style:text-properties officeooo:paragraph-rsid="00211236"/>
    </style:style>
    <style:style style:name="P58" style:family="paragraph" style:parent-style-name="Standard">
      <style:text-properties officeooo:paragraph-rsid="08a6391a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3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P81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6"><draw:line text:anchor-type="char" draw:z-index="0" draw:name="Shape3_8" draw:style-name="gr5" draw:text-style-name="P81" svg:x1="1.8528in" svg:y1="0.1791in" svg:x2="3.8075in" svg:y2="0.1791in"><text:p/></draw:line><draw:line text:anchor-type="char" draw:z-index="1" draw:name="Shape3_9" draw:style-name="gr5" draw:text-style-name="P81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43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3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6">လစာဝင်ငွေခွန်နုတ်ယူခြင်းခံရသူ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6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1"><draw:line text:anchor-type="paragraph" draw:z-index="16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1"/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1"><draw:line text:anchor-type="paragraph" draw:z-index="17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8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1"><draw:line text:anchor-type="paragraph" draw:z-index="19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4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1"><draw:line text:anchor-type="paragraph" draw:z-index="20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1"><draw:line text:anchor-type="paragraph" draw:z-index="21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2"><draw:line text:anchor-type="paragraph" draw:z-index="23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2"><draw:line text:anchor-type="paragraph" draw:z-index="22" draw:name="Shape3_29" draw:style-name="gr1" draw:text-style-name="P78" svg:x1="0.0827in" svg:y1="0.1811in" svg:x2="3.3693in" svg:y2="0.1811in"><text:p/></draw:line><draw:line text:anchor-type="paragraph" draw:z-index="24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5"><draw:line text:anchor-type="paragraph" draw:z-index="25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62"><draw:line text:anchor-type="paragraph" draw:z-index="26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7"><draw:line text:anchor-type="paragraph" draw:z-index="27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2"><draw:line text:anchor-type="paragraph" draw:z-index="28" draw:name="Shape3_35" draw:style-name="gr1" draw:text-style-name="P78" svg:x1="1.9563in" svg:y1="0.2067in" svg:x2="3.3689in" svg:y2="0.202in"><text:p/></draw:line><draw:line text:anchor-type="paragraph" draw:z-index="29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4"/>
          </table:table-cell>
          <table:covered-table-cell/>
        </table:table-row>
      </table:table>
      <text:p text:style-name="P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3">စဥ်</text:p>
            <text:p text:style-name="P8"/>
          </table:table-cell>
          <table:table-cell table:style-name="Table3.A1" office:value-type="string">
            <text:p text:style-name="P33">လအမည်</text:p>
            <text:p text:style-name="P8"/>
          </table:table-cell>
          <table:table-cell table:style-name="Table3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8"/>
          </table:table-cell>
          <table:table-cell table:style-name="Table3.A1" office:value-type="string">
            <text:p text:style-name="P33">ပေးဆောင်သည့် </text:p>
            <text:p text:style-name="P33">အခွန်(ကျပ်)</text:p>
            <text:p text:style-name="P8"/>
          </table:table-cell>
          <table:table-cell table:style-name="Table3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8"/>
          </table:table-cell>
          <table:table-cell table:style-name="Table3.F1" office:value-type="string">
            <text:p text:style-name="P33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40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8"><text:text-input text:description="py3o://function=&quot;r.number_list(i)&quot;">sr</text:text-input></text:p>
          </table:table-cell>
          <table:table-cell table:style-name="Table3.A3" office:value-type="string">
            <text:p text:style-name="P46"><text:text-input text:description="py3o://function=&quot;r.month_list(i, r.month)&quot;">month</text:text-input></text:p>
          </table:table-cell>
          <table:table-cell table:style-name="Table3.A3" office:value-type="string">
            <text:p text:style-name="P49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9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0"/>
          </table:table-cell>
          <table:table-cell table:style-name="Table3.A2" office:value-type="string">
            <text:p text:style-name="P50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6">စုစုပေါင်း</text:p>
          </table:table-cell>
          <table:covered-table-cell/>
          <table:table-cell table:style-name="Table3.A3" office:value-type="string">
            <text:p text:style-name="P49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9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0"/>
          </table:table-cell>
          <table:table-cell table:style-name="Table3.A2" office:value-type="string">
            <text:p text:style-name="P5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4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2"><draw:line text:anchor-type="paragraph" draw:z-index="14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9">နှုတ်ယူ</text:p>
            <text:p text:style-name="P39">ပေးသွင်းသူ </text:p>
            <text:p text:style-name="P38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4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7312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9"><draw:custom-shape text:anchor-type="paragraph" draw:z-index="3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5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2960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6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0"><draw:custom-shape text:anchor-type="paragraph" draw:z-index="4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4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7">(င) ဝန်ထမ်းနှင့် အိမ်ထောင်ဖက်အတွက် အသက်အာမခံပရီမီယံ </text:p>
            <text:p text:style-name="P18"><draw:line text:anchor-type="paragraph" draw:z-index="15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3"><draw:line text:anchor-type="paragraph" draw:z-index="7" draw:name="Shape3_5" draw:style-name="gr1" draw:text-style-name="P78" svg:x1="0.5429in" svg:y1="0.1638in" svg:x2="3.3665in" svg:y2="0.1638in"><text:p/></draw:line>လက်မှတ် <text:s/></text:p>
            <text:p text:style-name="P54">အမည် <text:s text:c="2"/><text:span text:style-name="T11"><text:user-field-get text:name="py3o.o.company_id.hr_head_id.name">hr_head</text:user-field-get></text:span></text:p>
            <text:p text:style-name="P55"><draw:line text:anchor-type="paragraph" draw:z-index="8" draw:name="Shape3_15" draw:style-name="gr1" draw:text-style-name="P78" svg:x1="0.4043in" svg:y1="-0.1098in" svg:x2="3.3559in" svg:y2="-0.1098in"><text:p/></draw:line><draw:line text:anchor-type="paragraph" draw:z-index="9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4"><draw:line text:anchor-type="paragraph" draw:z-index="10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2"><draw:line text:anchor-type="paragraph" draw:z-index="11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4"><draw:line text:anchor-type="paragraph" draw:z-index="12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5">နုတ်ယူခြင်းခံရသည့်</text:span></text:p>
            <text:p text:style-name="P19"><draw:line text:anchor-type="paragraph" draw:z-index="13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4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5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3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0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4"/>
      <text:p text:style-name="P42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6M17S</meta:editing-duration>
    <meta:editing-cycles>1114</meta:editing-cycles>
    <dc:date>2022-12-01T00:12:16.266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